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0000ff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098658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line-height="100%"/>
      <style:text-properties fo:font-size="8pt" style:font-size-asian="8pt" style:font-size-complex="8pt"/>
    </style:style>
    <style:style style:name="P6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P7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8" style:family="paragraph" style:parent-style-name="Standard">
      <style:paragraph-properties fo:line-height="100%"/>
      <style:text-properties fo:color="#0000ff" loext:opacity="100%" style:font-name="Droid Sans Mono" fo:font-size="8pt" fo:font-weight="normal" fo:background-color="#ffffff" style:font-size-asian="8pt" style:font-size-complex="8pt"/>
    </style:style>
    <style:style style:name="P9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T1" style:family="text">
      <style:text-properties fo:color="#0000ff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 </text:span><text:span text:style-name="T3">&lt;stdlib.h&gt;</text:span><text:span text:style-name="T1"> </text:span></text:p>
      <text:p text:style-name="P1"><text:span text:style-name="T1">#include </text:span><text:span text:style-name="T3">&lt;string.h&gt;</text:span><text:span text:style-name="T1"> </text:span></text:p>
      <text:p text:style-name="P1"><text:span text:style-name="T1">#include </text:span><text:span text:style-name="T3">&lt;math.h&gt;</text:span></text:p>
      <text:p text:style-name="P1"><text:span text:style-name="T1">int</text:span> block0np0;</text:p>
      <text:p text:style-name="P1"><text:span text:style-name="T1">double</text:span> Delta0block0;</text:p>
      <text:p text:style-name="P1"><text:span text:style-name="T1">int</text:span> niter;</text:p>
      <text:p text:style-name="P1"><text:span text:style-name="T1">double</text:span> dt;</text:p>
      <text:p text:style-name="P1"><text:span text:style-name="T1">double</text:span> gama;</text:p>
      <text:p text:style-name="P1"><text:span text:style-name="T1">double</text:span> gamma_m1;</text:p>
      <text:p text:style-name="P1"><text:span text:style-name="T1">double</text:span> shock_filter_control;</text:p>
      <text:p text:style-name="P1"><text:span text:style-name="T1">double</text:span> sensor_theta;</text:p>
      <text:p text:style-name="P1"><text:span text:style-name="T1">double</text:span> inv_0;</text:p>
      <text:p text:style-name="P1"><text:span text:style-name="T1">double</text:span> rc1;</text:p>
      <text:p text:style-name="P1"><text:span text:style-name="T1">double</text:span> rc2;</text:p>
      <text:p text:style-name="P1"><text:span text:style-name="T1">double</text:span> rc3;</text:p>
      <text:p text:style-name="P1"><text:span text:style-name="T1">double</text:span> rc4;</text:p>
      <text:p text:style-name="P1"><text:span text:style-name="T1">double</text:span> rc5;</text:p>
      <text:p text:style-name="P1"><text:span text:style-name="T1">double</text:span> rc6;</text:p>
      <text:p text:style-name="P1"><text:span text:style-name="T1">double</text:span> rc7;</text:p>
      <text:p text:style-name="P1"><text:span text:style-name="T1">double</text:span> rc8;</text:p>
      <text:p text:style-name="P1"><text:span text:style-name="T1">double</text:span> rc9;</text:p>
      <text:p text:style-name="P1"><text:span text:style-name="T1">double</text:span> rc10;</text:p>
      <text:p text:style-name="P1"><text:span text:style-name="T1">double</text:span> rc11;</text:p>
      <text:p text:style-name="P1"><text:span text:style-name="T1">double</text:span> rc12;</text:p>
      <text:p text:style-name="P1"><text:span text:style-name="T1">double</text:span> rc13;</text:p>
      <text:p text:style-name="P1"><text:span text:style-name="T1">double</text:span> rc14;</text:p>
      <text:p text:style-name="P1"><text:span text:style-name="T1">double</text:span> rc15;</text:p>
      <text:p text:style-name="P1"><text:span text:style-name="T1">double</text:span> rc16;</text:p>
      <text:p text:style-name="P1"><text:span text:style-name="T1">double</text:span> rc17;</text:p>
      <text:p text:style-name="P1"><text:span text:style-name="T1">double</text:span> rc18;</text:p>
      <text:p text:style-name="P1"><text:span text:style-name="T1">double</text:span> rc19;</text:p>
      <text:p text:style-name="P1"><text:span text:style-name="T1">double</text:span> rc20;</text:p>
      <text:p text:style-name="P1"><text:span text:style-name="T1">double</text:span> rc21;</text:p>
      <text:p text:style-name="P1"><text:span text:style-name="T1">double</text:span> rcinv22;</text:p>
      <text:p text:style-name="P2">#define OPS_1D</text:p>
      <text:p text:style-name="P1"><text:span text:style-name="T1">#include </text:span><text:span text:style-name="T3">"ops_seq.h"</text:span></text:p>
      <text:p text:style-name="P1"><text:span text:style-name="T1">#include </text:span><text:span text:style-name="T3">"opensbliblock00_kernels.h"</text:span></text:p>
      <text:p text:style-name="P1"><text:span text:style-name="T1">int</text:span> main(<text:span text:style-name="T1">int</text:span> argc, <text:span text:style-name="T1">char</text:span> <text:span text:style-name="T1">**</text:span>argv) </text:p>
      <text:p text:style-name="P1">{</text:p>
      <text:p text:style-name="P1">block0np0 = <text:span text:style-name="T2">200</text:span>;</text:p>
      <text:p text:style-name="P1">Delta0block0 = <text:span text:style-name="T2">1.0</text:span>/(block0np0-<text:span text:style-name="T2">1</text:span>);</text:p>
      <text:p text:style-name="P1">niter = ceil(<text:span text:style-name="T2">0.2</text:span>/<text:span text:style-name="T2">0.0002</text:span>);</text:p>
      <text:p text:style-name="P1"><text:span text:style-name="T1">double</text:span> rkB[] = {<text:span text:style-name="T2">1.0</text:span>/<text:span text:style-name="T2">3.0</text:span>, <text:span text:style-name="T2">15.0</text:span>/<text:span text:style-name="T2">16.0</text:span>, <text:span text:style-name="T2">8.0</text:span>/<text:span text:style-name="T2">15.0</text:span>};</text:p>
      <text:p text:style-name="P1"><text:span text:style-name="T1">double</text:span> rkA[] = {<text:span text:style-name="T2">0</text:span>, -<text:span text:style-name="T2">5.0</text:span>/<text:span text:style-name="T2">9.0</text:span>, -<text:span text:style-name="T2">153.0</text:span>/<text:span text:style-name="T2">128.0</text:span>};</text:p>
      <text:p text:style-name="P1">dt = <text:span text:style-name="T2">0.0002</text:span>;</text:p>
      <text:p text:style-name="P1">gama = <text:span text:style-name="T2">1.4</text:span>;</text:p>
      <text:p text:style-name="P1">gamma_m1 = gama - <text:span text:style-name="T2">1</text:span>;</text:p>
      <text:p text:style-name="P1">shock_filter_control = <text:span text:style-name="T2">1</text:span>;</text:p>
      <text:p text:style-name="P1">sensor_theta = <text:span text:style-name="T2">4.00000000000000</text:span>;</text:p>
      <text:p text:style-name="P1">inv_0 = <text:span text:style-name="T2">1.0</text:span>/Delta0block0;</text:p>
      <text:p text:style-name="P1">rc1 = <text:span text:style-name="T2">1.0</text:span>/<text:span text:style-name="T2">2.0</text:span>;</text:p>
      <text:p text:style-name="P1">rc2 = <text:span text:style-name="T2">1.0</text:span>/<text:span text:style-name="T2">12.0</text:span>;</text:p>
      <text:p text:style-name="P1">rc3 = <text:span text:style-name="T2">2.0</text:span>/<text:span text:style-name="T2">3.0</text:span>;</text:p>
      <text:p text:style-name="P1">rc4 = <text:span text:style-name="T2">1.0</text:span>/<text:span text:style-name="T2">4.0</text:span>;</text:p>
      <text:p text:style-name="P1">rc5 = <text:span text:style-name="T2">5.0</text:span>/<text:span text:style-name="T2">3.0</text:span>;</text:p>
      <text:p text:style-name="P1">rc6 = <text:span text:style-name="T2">31.0</text:span>/<text:span text:style-name="T2">6.0</text:span>;</text:p>
      <text:p text:style-name="P1">rc7 = <text:span text:style-name="T2">11.0</text:span>/<text:span text:style-name="T2">6.0</text:span>;</text:p>
      <text:p text:style-name="P1">rc8 = <text:span text:style-name="T2">25.0</text:span>/<text:span text:style-name="T2">6.0</text:span>;</text:p>
      <text:p text:style-name="P1">rc9 = <text:span text:style-name="T2">19.0</text:span>/<text:span text:style-name="T2">6.0</text:span>;</text:p>
      <text:p text:style-name="P1">rc10 = <text:span text:style-name="T2">1.0</text:span>/<text:span text:style-name="T2">3.0</text:span>;</text:p>
      <text:p text:style-name="P1">rc11 = <text:span text:style-name="T2">13.0</text:span>/<text:span text:style-name="T2">6.0</text:span>;</text:p>
      <text:p text:style-name="P1">rc12 = <text:span text:style-name="T2">5.0</text:span>/<text:span text:style-name="T2">6.0</text:span>;</text:p>
      <text:p text:style-name="P1">rc13 = <text:span text:style-name="T2">3.0</text:span>/<text:span text:style-name="T2">10.0</text:span>;</text:p>
      <text:p text:style-name="P1">rc14 = <text:span text:style-name="T2">3.0</text:span>/<text:span text:style-name="T2">5.0</text:span>;</text:p>
      <text:p text:style-name="P1">rc15 = <text:span text:style-name="T2">1.0</text:span>/<text:span text:style-name="T2">10.0</text:span>;</text:p>
      <text:p text:style-name="P1">rc16 = <text:span text:style-name="T2">1.0</text:span>/<text:span text:style-name="T2">6.0</text:span>;</text:p>
      <text:p text:style-name="P1"><text:soft-page-break/>rc17 = <text:span text:style-name="T2">5.0</text:span>/<text:span text:style-name="T2">12.0</text:span>;</text:p>
      <text:p text:style-name="P1">rc18 = <text:span text:style-name="T2">7.0</text:span>/<text:span text:style-name="T2">12.0</text:span>;</text:p>
      <text:p text:style-name="P1">rc19 = <text:span text:style-name="T2">11.0</text:span>/<text:span text:style-name="T2">12.0</text:span>;</text:p>
      <text:p text:style-name="P1">rc20 = <text:span text:style-name="T2">10.0</text:span>/<text:span text:style-name="T2">3.0</text:span>;</text:p>
      <text:p text:style-name="P1">rc21 = <text:span text:style-name="T2">1.0</text:span>/<text:span text:style-name="T2">60.0</text:span>;</text:p>
      <text:p text:style-name="P1">rcinv22 = <text:span text:style-name="T2">1.0</text:span>/gamma_m1;</text:p>
      <text:p text:style-name="P9">// Initializing OPS </text:p>
      <text:p text:style-name="P1">ops_init(argc,argv,<text:span text:style-name="T2">1</text:span>);</text:p>
      <text:p text:style-name="P1">ops_decl_const(<text:span text:style-name="T3">"block0np0"</text:span> , <text:span text:style-name="T2">1</text:span>, <text:span text:style-name="T3">"int"</text:span>, &amp;block0np0);</text:p>
      <text:p text:style-name="P1">ops_decl_const(<text:span text:style-name="T3">"Delta0block0"</text:span> , <text:span text:style-name="T2">1</text:span>, <text:span text:style-name="T3">"double"</text:span>, &amp;Delta0block0);</text:p>
      <text:p text:style-name="P1">ops_decl_const(<text:span text:style-name="T3">"niter"</text:span> , <text:span text:style-name="T2">1</text:span>, <text:span text:style-name="T3">"int"</text:span>, &amp;niter);</text:p>
      <text:p text:style-name="P1">ops_decl_const(<text:span text:style-name="T3">"dt"</text:span> , <text:span text:style-name="T2">1</text:span>, <text:span text:style-name="T3">"double"</text:span>, &amp;dt);</text:p>
      <text:p text:style-name="P1">ops_decl_const(<text:span text:style-name="T3">"gama"</text:span> , <text:span text:style-name="T2">1</text:span>, <text:span text:style-name="T3">"double"</text:span>, &amp;gama);</text:p>
      <text:p text:style-name="P1">ops_decl_const(<text:span text:style-name="T3">"gamma_m1"</text:span> , <text:span text:style-name="T2">1</text:span>, <text:span text:style-name="T3">"double"</text:span>, &amp;gamma_m1);</text:p>
      <text:p text:style-name="P1">ops_decl_const(<text:span text:style-name="T3">"shock_filter_control"</text:span> , <text:span text:style-name="T2">1</text:span>, <text:span text:style-name="T3">"double"</text:span>, &amp;shock_filter_control);</text:p>
      <text:p text:style-name="P1">ops_decl_const(<text:span text:style-name="T3">"sensor_theta"</text:span> , <text:span text:style-name="T2">1</text:span>, <text:span text:style-name="T3">"double"</text:span>, &amp;sensor_theta);</text:p>
      <text:p text:style-name="P1">ops_decl_const(<text:span text:style-name="T3">"inv_0"</text:span> , <text:span text:style-name="T2">1</text:span>, <text:span text:style-name="T3">"double"</text:span>, &amp;inv_0);</text:p>
      <text:p text:style-name="P1">ops_decl_const(<text:span text:style-name="T3">"rc1"</text:span> , <text:span text:style-name="T2">1</text:span>, <text:span text:style-name="T3">"double"</text:span>, &amp;rc1);</text:p>
      <text:p text:style-name="P1">ops_decl_const(<text:span text:style-name="T3">"rc2"</text:span> , <text:span text:style-name="T2">1</text:span>, <text:span text:style-name="T3">"double"</text:span>, &amp;rc2);</text:p>
      <text:p text:style-name="P1">ops_decl_const(<text:span text:style-name="T3">"rc3"</text:span> , <text:span text:style-name="T2">1</text:span>, <text:span text:style-name="T3">"double"</text:span>, &amp;rc3);</text:p>
      <text:p text:style-name="P1">ops_decl_const(<text:span text:style-name="T3">"rc4"</text:span> , <text:span text:style-name="T2">1</text:span>, <text:span text:style-name="T3">"double"</text:span>, &amp;rc4);</text:p>
      <text:p text:style-name="P1">ops_decl_const(<text:span text:style-name="T3">"rc5"</text:span> , <text:span text:style-name="T2">1</text:span>, <text:span text:style-name="T3">"double"</text:span>, &amp;rc5);</text:p>
      <text:p text:style-name="P1">ops_decl_const(<text:span text:style-name="T3">"rc6"</text:span> , <text:span text:style-name="T2">1</text:span>, <text:span text:style-name="T3">"double"</text:span>, &amp;rc6);</text:p>
      <text:p text:style-name="P1">ops_decl_const(<text:span text:style-name="T3">"rc7"</text:span> , <text:span text:style-name="T2">1</text:span>, <text:span text:style-name="T3">"double"</text:span>, &amp;rc7);</text:p>
      <text:p text:style-name="P1">ops_decl_const(<text:span text:style-name="T3">"rc8"</text:span> , <text:span text:style-name="T2">1</text:span>, <text:span text:style-name="T3">"double"</text:span>, &amp;rc8);</text:p>
      <text:p text:style-name="P1">ops_decl_const(<text:span text:style-name="T3">"rc9"</text:span> , <text:span text:style-name="T2">1</text:span>, <text:span text:style-name="T3">"double"</text:span>, &amp;rc9);</text:p>
      <text:p text:style-name="P1">ops_decl_const(<text:span text:style-name="T3">"rc10"</text:span> , <text:span text:style-name="T2">1</text:span>, <text:span text:style-name="T3">"double"</text:span>, &amp;rc10);</text:p>
      <text:p text:style-name="P1">ops_decl_const(<text:span text:style-name="T3">"rc11"</text:span> , <text:span text:style-name="T2">1</text:span>, <text:span text:style-name="T3">"double"</text:span>, &amp;rc11);</text:p>
      <text:p text:style-name="P1">ops_decl_const(<text:span text:style-name="T3">"rc12"</text:span> , <text:span text:style-name="T2">1</text:span>, <text:span text:style-name="T3">"double"</text:span>, &amp;rc12);</text:p>
      <text:p text:style-name="P1">ops_decl_const(<text:span text:style-name="T3">"rc13"</text:span> , <text:span text:style-name="T2">1</text:span>, <text:span text:style-name="T3">"double"</text:span>, &amp;rc13);</text:p>
      <text:p text:style-name="P1">ops_decl_const(<text:span text:style-name="T3">"rc14"</text:span> , <text:span text:style-name="T2">1</text:span>, <text:span text:style-name="T3">"double"</text:span>, &amp;rc14);</text:p>
      <text:p text:style-name="P1">ops_decl_const(<text:span text:style-name="T3">"rc15"</text:span> , <text:span text:style-name="T2">1</text:span>, <text:span text:style-name="T3">"double"</text:span>, &amp;rc15);</text:p>
      <text:p text:style-name="P1">ops_decl_const(<text:span text:style-name="T3">"rc16"</text:span> , <text:span text:style-name="T2">1</text:span>, <text:span text:style-name="T3">"double"</text:span>, &amp;rc16);</text:p>
      <text:p text:style-name="P1">ops_decl_const(<text:span text:style-name="T3">"rc17"</text:span> , <text:span text:style-name="T2">1</text:span>, <text:span text:style-name="T3">"double"</text:span>, &amp;rc17);</text:p>
      <text:p text:style-name="P1">ops_decl_const(<text:span text:style-name="T3">"rc18"</text:span> , <text:span text:style-name="T2">1</text:span>, <text:span text:style-name="T3">"double"</text:span>, &amp;rc18);</text:p>
      <text:p text:style-name="P1">ops_decl_const(<text:span text:style-name="T3">"rc19"</text:span> , <text:span text:style-name="T2">1</text:span>, <text:span text:style-name="T3">"double"</text:span>, &amp;rc19);</text:p>
      <text:p text:style-name="P1">ops_decl_const(<text:span text:style-name="T3">"rc20"</text:span> , <text:span text:style-name="T2">1</text:span>, <text:span text:style-name="T3">"double"</text:span>, &amp;rc20);</text:p>
      <text:p text:style-name="P1">ops_decl_const(<text:span text:style-name="T3">"rc21"</text:span> , <text:span text:style-name="T2">1</text:span>, <text:span text:style-name="T3">"double"</text:span>, &amp;rc21);</text:p>
      <text:p text:style-name="P1">ops_decl_const(<text:span text:style-name="T3">"rcinv22"</text:span> , <text:span text:style-name="T2">1</text:span>, <text:span text:style-name="T3">"double"</text:span>, &amp;rcinv22);</text:p>
      <text:p text:style-name="P9">// Define and Declare OPS Block</text:p>
      <text:p text:style-name="P1">ops_block opensbliblock00 = ops_decl_block(<text:span text:style-name="T2">1</text:span>, <text:span text:style-name="T3">"opensbliblock00"</text:span>);</text:p>
      <text:p text:style-name="P1"><text:span text:style-name="T1">#include </text:span><text:span text:style-name="T3">"defdec_data_set.h"</text:span></text:p>
      <text:p text:style-name="P9">// Define and declare stencils</text:p>
      <text:p text:style-name="P1"><text:span text:style-name="T1">int</text:span> stencil_0_00temp[] = {<text:span text:style-name="T2">0</text:span>};</text:p>
      <text:p text:style-name="P1">ops_stencil stencil_0_00 = ops_decl_stencil(<text:span text:style-name="T2">1</text:span>,<text:span text:style-name="T2">1</text:span>,stencil_0_00temp,<text:span text:style-name="T3">"stencil_0_00temp"</text:span>);</text:p>
      <text:p text:style-name="P1"><text:span text:style-name="T1">int</text:span> stencil_0_01temp[] = {-<text:span text:style-name="T2">5</text:span>, -<text:span text:style-name="T2">4</text:span>, -<text:span text:style-name="T2">3</text:span>, -<text:span text:style-name="T2">2</text:span>, -<text:span text:style-name="T2">1</text:span>, <text:span text:style-name="T2">0</text:span>, <text:span text:style-name="T2">1</text:span>, <text:span text:style-name="T2">2</text:span>, <text:span text:style-name="T2">3</text:span>, <text:span text:style-name="T2">4</text:span>, <text:span text:style-name="T2">5</text:span>};</text:p>
      <text:p text:style-name="P1">ops_stencil stencil_0_01 = ops_decl_stencil(<text:span text:style-name="T2">1</text:span>,<text:span text:style-name="T2">11</text:span>,stencil_0_01temp,<text:span text:style-name="T3">"stencil_0_01temp"</text:span>);</text:p>
      <text:p text:style-name="P1"><text:span text:style-name="T1">int</text:span> stencil_0_02temp[] = {-<text:span text:style-name="T2">3</text:span>, -<text:span text:style-name="T2">2</text:span>, -<text:span text:style-name="T2">1</text:span>, <text:span text:style-name="T2">1</text:span>, <text:span text:style-name="T2">2</text:span>, <text:span text:style-name="T2">3</text:span>};</text:p>
      <text:p text:style-name="P1">ops_stencil stencil_0_02 = ops_decl_stencil(<text:span text:style-name="T2">1</text:span>,<text:span text:style-name="T2">6</text:span>,stencil_0_02temp,<text:span text:style-name="T3">"stencil_0_02temp"</text:span>);</text:p>
      <text:p text:style-name="P1"><text:span text:style-name="T1">int</text:span> stencil_0_03temp[] = {-<text:span text:style-name="T2">4</text:span>, -<text:span text:style-name="T2">3</text:span>, -<text:span text:style-name="T2">2</text:span>, -<text:span text:style-name="T2">1</text:span>, <text:span text:style-name="T2">1</text:span>, <text:span text:style-name="T2">2</text:span>, <text:span text:style-name="T2">3</text:span>, <text:span text:style-name="T2">4</text:span>};</text:p>
      <text:p text:style-name="P1">ops_stencil stencil_0_03 = ops_decl_stencil(<text:span text:style-name="T2">1</text:span>,<text:span text:style-name="T2">8</text:span>,stencil_0_03temp,<text:span text:style-name="T3">"stencil_0_03temp"</text:span>);</text:p>
      <text:p text:style-name="P1"><text:span text:style-name="T1">int</text:span> stencil_0_04temp[] = {-<text:span text:style-name="T2">2</text:span>, -<text:span text:style-name="T2">1</text:span>, <text:span text:style-name="T2">0</text:span>, <text:span text:style-name="T2">1</text:span>, <text:span text:style-name="T2">2</text:span>, <text:span text:style-name="T2">3</text:span>};</text:p>
      <text:p text:style-name="P1">ops_stencil stencil_0_04 = ops_decl_stencil(<text:span text:style-name="T2">1</text:span>,<text:span text:style-name="T2">6</text:span>,stencil_0_04temp,<text:span text:style-name="T3">"stencil_0_04temp"</text:span>);</text:p>
      <text:p text:style-name="P1"><text:span text:style-name="T1">int</text:span> stencil_0_05temp[] = {-<text:span text:style-name="T2">1</text:span>, <text:span text:style-name="T2">0</text:span>};</text:p>
      <text:p text:style-name="P1">ops_stencil stencil_0_05 = ops_decl_stencil(<text:span text:style-name="T2">1</text:span>,<text:span text:style-name="T2">2</text:span>,stencil_0_05temp,<text:span text:style-name="T3">"stencil_0_05temp"</text:span>);</text:p>
      <text:p text:style-name="P9">// Init OPS partition</text:p>
      <text:p text:style-name="P1">ops_partition(<text:span text:style-name="T3">""</text:span>);</text:p>
      <text:p text:style-name="P4"/>
      <text:p text:style-name="P1"><text:span text:style-name="T1">int</text:span> iteration_range_24_block0[] = {-<text:span text:style-name="T2">5</text:span>, block0np0 + <text:span text:style-name="T2">5</text:span>};</text:p>
      <text:p text:style-name="P1">ops_par_loop(opensbliblock00Kernel024, <text:span text:style-name="T3">"Grid_based_initialisation0"</text:span>, opensbliblock00, <text:span text:style-name="T2">1</text:span>, iteration_range_24_block0,</text:p>
      <text:p text:style-name="P1">ops_arg_dat(rho_B0, <text:span text:style-name="T2">1</text:span>, stencil_0_00, <text:span text:style-name="T3">"double"</text:span>, OPS_WRITE),</text:p>
      <text:p text:style-name="P1">ops_arg_dat(rhou0_B0, <text:span text:style-name="T2">1</text:span>, stencil_0_00, <text:span text:style-name="T3">"double"</text:span>, OPS_WRITE),</text:p>
      <text:p text:style-name="P1">ops_arg_dat(rhoE_B0, <text:span text:style-name="T2">1</text:span>, stencil_0_00, <text:span text:style-name="T3">"double"</text:span>, OPS_WRITE),</text:p>
      <text:p text:style-name="P1">ops_arg_dat(x0_B0, <text:span text:style-name="T2">1</text:span>, stencil_0_00, <text:span text:style-name="T3">"double"</text:span>, OPS_RW),</text:p>
      <text:p text:style-name="P1">ops_arg_idx());</text:p>
      <text:p text:style-name="P6"/>
      <text:p text:style-name="P1"><text:soft-page-break/><text:span text:style-name="T1">int</text:span> iteration_range_25_block0[] = {<text:span text:style-name="T2">0</text:span>, <text:span text:style-name="T2">1</text:span>};</text:p>
      <text:p text:style-name="P1">ops_par_loop(opensbliblock00Kernel025, <text:span text:style-name="T3">"Metric boundary dir0 side0"</text:span>, opensbliblock00, <text:span text:style-name="T2">1</text:span>, iteration_range_25_block0,</text:p>
      <text:p text:style-name="P1">ops_arg_dat(detJ_B0, <text:span text:style-name="T2">1</text:span>, stencil_0_02, <text:span text:style-name="T3">"double"</text:span>, OPS_RW));</text:p>
      <text:p text:style-name="P6"/>
      <text:p text:style-name="P1"><text:span text:style-name="T1">int</text:span> iteration_range_26_block0[] = {block0np0 - <text:span text:style-name="T2">1</text:span>, block0np0};</text:p>
      <text:p text:style-name="P1">ops_par_loop(opensbliblock00Kernel026, <text:span text:style-name="T3">"Metric boundary dir0 side1"</text:span>, opensbliblock00, <text:span text:style-name="T2">1</text:span>, iteration_range_26_block0,</text:p>
      <text:p text:style-name="P1">ops_arg_dat(detJ_B0, <text:span text:style-name="T2">1</text:span>, stencil_0_03, <text:span text:style-name="T3">"double"</text:span>, OPS_RW));</text:p>
      <text:p text:style-name="P6"/>
      <text:p text:style-name="P1"><text:span text:style-name="T1">double</text:span> cpu_start0, elapsed_start0;</text:p>
      <text:p text:style-name="P1">ops_timers(&amp;cpu_start0, &amp;elapsed_start0);</text:p>
      <text:p text:style-name="P1"><text:span text:style-name="T1">for</text:span>(<text:span text:style-name="T1">int</text:span> iter=<text:span text:style-name="T2">0</text:span>; iter&lt;=niter - <text:span text:style-name="T2">1</text:span>; iter++)</text:p>
      <text:p text:style-name="P1">{</text:p>
      <text:p text:style-name="P1"><text:span text:style-name="T1">int</text:span> iteration_range_22_block0[] = {-<text:span text:style-name="T2">3</text:span>, <text:span text:style-name="T2">1</text:span>};</text:p>
      <text:p text:style-name="P1">ops_par_loop(opensbliblock00Kernel022, <text:span text:style-name="T3">"Dirichlet boundary dir0 side0"</text:span>, opensbliblock00, <text:span text:style-name="T2">1</text:span>, iteration_range_22_block0,</text:p>
      <text:p text:style-name="P1">ops_arg_dat(rho_B0, <text:span text:style-name="T2">1</text:span>, stencil_0_00, <text:span text:style-name="T3">"double"</text:span>, OPS_WRITE),</text:p>
      <text:p text:style-name="P1">ops_arg_dat(rhou0_B0, <text:span text:style-name="T2">1</text:span>, stencil_0_00, <text:span text:style-name="T3">"double"</text:span>, OPS_WRITE),</text:p>
      <text:p text:style-name="P1">ops_arg_dat(rhoE_B0, <text:span text:style-name="T2">1</text:span>, stencil_0_00, <text:span text:style-name="T3">"double"</text:span>, OPS_WRITE));</text:p>
      <text:p text:style-name="P6"/>
      <text:p text:style-name="P1"><text:span text:style-name="T1">int</text:span> iteration_range_23_block0[] = {block0np0 - <text:span text:style-name="T2">1</text:span>, block0np0 + <text:span text:style-name="T2">4</text:span>};</text:p>
      <text:p text:style-name="P1">ops_par_loop(opensbliblock00Kernel023, <text:span text:style-name="T3">"Dirichlet boundary dir0 side1"</text:span>, opensbliblock00, <text:span text:style-name="T2">1</text:span>, iteration_range_23_block0,</text:p>
      <text:p text:style-name="P1">ops_arg_dat(rho_B0, <text:span text:style-name="T2">1</text:span>, stencil_0_00, <text:span text:style-name="T3">"double"</text:span>, OPS_WRITE),</text:p>
      <text:p text:style-name="P1">ops_arg_dat(rhou0_B0, <text:span text:style-name="T2">1</text:span>, stencil_0_00, <text:span text:style-name="T3">"double"</text:span>, OPS_WRITE),</text:p>
      <text:p text:style-name="P1">ops_arg_dat(rhoE_B0, <text:span text:style-name="T2">1</text:span>, stencil_0_00, <text:span text:style-name="T3">"double"</text:span>, OPS_WRITE));</text:p>
      <text:p text:style-name="P6"/>
      <text:p text:style-name="P1"><text:span text:style-name="T1">for</text:span>(<text:span text:style-name="T1">int</text:span> stage=<text:span text:style-name="T2">0</text:span>; stage&lt;=<text:span text:style-name="T2">2</text:span>; stage++)</text:p>
      <text:p text:style-name="P1">{</text:p>
      <text:p text:style-name="P1"><text:span text:style-name="T1">int</text:span> iteration_range_3_block0[] = {-<text:span text:style-name="T2">2</text:span>, block0np0 + <text:span text:style-name="T2">2</text:span>};</text:p>
      <text:p text:style-name="P1">ops_par_loop(opensbliblock00Kernel003, <text:span text:style-name="T3">"CRu0_B0"</text:span>, opensbliblock00, <text:span text:style-name="T2">1</text:span>, iteration_range_3_block0,</text:p>
      <text:p text:style-name="P1">ops_arg_dat(rho_B0, <text:span text:style-name="T2">1</text:span>, stencil_0_00, <text:span text:style-name="T3">"double"</text:span>, OPS_READ),</text:p>
      <text:p text:style-name="P1">ops_arg_dat(rhou0_B0, <text:span text:style-name="T2">1</text:span>, stencil_0_00, <text:span text:style-name="T3">"double"</text:span>, OPS_READ),</text:p>
      <text:p text:style-name="P1">ops_arg_dat(u0_B0, <text:span text:style-name="T2">1</text:span>, stencil_0_00, <text:span text:style-name="T3">"double"</text:span>, OPS_WRITE));</text:p>
      <text:p text:style-name="P6"/>
      <text:p text:style-name="P1"><text:span text:style-name="T1">int</text:span> iteration_range_13_block0[] = {-<text:span text:style-name="T2">2</text:span>, block0np0 + <text:span text:style-name="T2">2</text:span>};</text:p>
      <text:p text:style-name="P1">ops_par_loop(opensbliblock00Kernel013, <text:span text:style-name="T3">"CRp_B0"</text:span>, opensbliblock00, <text:span text:style-name="T2">1</text:span>, iteration_range_13_block0,</text:p>
      <text:p text:style-name="P1">ops_arg_dat(rho_B0, <text:span text:style-name="T2">1</text:span>, stencil_0_00, <text:span text:style-name="T3">"double"</text:span>, OPS_READ),</text:p>
      <text:p text:style-name="P1">ops_arg_dat(u0_B0, <text:span text:style-name="T2">1</text:span>, stencil_0_00, <text:span text:style-name="T3">"double"</text:span>, OPS_READ),</text:p>
      <text:p text:style-name="P1">ops_arg_dat(rhoE_B0, <text:span text:style-name="T2">1</text:span>, stencil_0_00, <text:span text:style-name="T3">"double"</text:span>, OPS_READ),</text:p>
      <text:p text:style-name="P1">ops_arg_dat(p_B0, <text:span text:style-name="T2">1</text:span>, stencil_0_00, <text:span text:style-name="T3">"double"</text:span>, OPS_WRITE));</text:p>
      <text:p text:style-name="P6"/>
      <text:p text:style-name="P1"><text:span text:style-name="T1">int</text:span> iteration_range_2_block0[] = {-<text:span text:style-name="T2">2</text:span>, block0np0 + <text:span text:style-name="T2">2</text:span>};</text:p>
      <text:p text:style-name="P1">ops_par_loop(opensbliblock00Kernel002, <text:span text:style-name="T3">"Convective terms group 0"</text:span>, opensbliblock00, <text:span text:style-name="T2">1</text:span>, iteration_range_2_block0,</text:p>
      <text:p text:style-name="P1">ops_arg_dat(rhoE_B0, <text:span text:style-name="T2">1</text:span>, stencil_0_00, <text:span text:style-name="T3">"double"</text:span>, OPS_READ),</text:p>
      <text:p text:style-name="P1">ops_arg_dat(p_B0, <text:span text:style-name="T2">1</text:span>, stencil_0_00, <text:span text:style-name="T3">"double"</text:span>, OPS_READ),</text:p>
      <text:p text:style-name="P1">ops_arg_dat(rho_B0, <text:span text:style-name="T2">1</text:span>, stencil_0_00, <text:span text:style-name="T3">"double"</text:span>, OPS_READ),</text:p>
      <text:p text:style-name="P1">ops_arg_dat(rhou0_B0, <text:span text:style-name="T2">1</text:span>, stencil_0_00, <text:span text:style-name="T3">"double"</text:span>, OPS_READ),</text:p>
      <text:p text:style-name="P1">ops_arg_dat(u0_B0, <text:span text:style-name="T2">1</text:span>, stencil_0_00, <text:span text:style-name="T3">"double"</text:span>, OPS_READ),</text:p>
      <text:p text:style-name="P1">ops_arg_dat(wk16_B0, <text:span text:style-name="T2">1</text:span>, stencil_0_00, <text:span text:style-name="T3">"double"</text:span>, OPS_WRITE),</text:p>
      <text:p text:style-name="P1">ops_arg_dat(wk14_B0, <text:span text:style-name="T2">1</text:span>, stencil_0_00, <text:span text:style-name="T3">"double"</text:span>, OPS_WRITE),</text:p>
      <text:p text:style-name="P1">ops_arg_dat(wk17_B0, <text:span text:style-name="T2">1</text:span>, stencil_0_00, <text:span text:style-name="T3">"double"</text:span>, OPS_WRITE),</text:p>
      <text:p text:style-name="P1">ops_arg_dat(wk15_B0, <text:span text:style-name="T2">1</text:span>, stencil_0_00, <text:span text:style-name="T3">"double"</text:span>, OPS_WRITE));</text:p>
      <text:p text:style-name="P6"/>
      <text:p text:style-name="P1"><text:span text:style-name="T1">int</text:span> iteration_range_5_block0[] = {<text:span text:style-name="T2">0</text:span>, block0np0};</text:p>
      <text:p text:style-name="P1">ops_par_loop(opensbliblock00Kernel005, <text:span text:style-name="T3">"Convective CD rhoE_B0*u0_B0 xi0 "</text:span>, opensbliblock00, <text:span text:style-name="T2">1</text:span>, iteration_range_5_block0,</text:p>
      <text:p text:style-name="P1">ops_arg_dat(wk14_B0, <text:span text:style-name="T2">1</text:span>, stencil_0_01, <text:span text:style-name="T3">"double"</text:span>, OPS_READ),</text:p>
      <text:p text:style-name="P1">ops_arg_dat(wk3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oft-page-break/><text:span text:style-name="T1">int</text:span> iteration_range_7_block0[] = {<text:span text:style-name="T2">0</text:span>, block0np0};</text:p>
      <text:p text:style-name="P1">ops_par_loop(opensbliblock00Kernel007, <text:span text:style-name="T3">"Convective CD q0_B0 xi0 "</text:span>, opensbliblock00, <text:span text:style-name="T2">1</text:span>, iteration_range_7_block0,</text:p>
      <text:p text:style-name="P1">ops_arg_dat(q0_B0, <text:span text:style-name="T2">1</text:span>, stencil_0_01, <text:span text:style-name="T3">"double"</text:span>, OPS_READ),</text:p>
      <text:p text:style-name="P1">ops_arg_dat(wk4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9_block0[] = {<text:span text:style-name="T2">0</text:span>, block0np0};</text:p>
      <text:p text:style-name="P1">ops_par_loop(opensbliblock00Kernel009, <text:span text:style-name="T3">"Convective CD rho_B0*u0_B0 xi0 "</text:span>, opensbliblock00, <text:span text:style-name="T2">1</text:span>, iteration_range_9_block0,</text:p>
      <text:p text:style-name="P1">ops_arg_dat(wk15_B0, <text:span text:style-name="T2">1</text:span>, stencil_0_01, <text:span text:style-name="T3">"double"</text:span>, OPS_READ),</text:p>
      <text:p text:style-name="P1">ops_arg_dat(wk5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1_block0[] = {<text:span text:style-name="T2">0</text:span>, block0np0};</text:p>
      <text:p text:style-name="P1">ops_par_loop(opensbliblock00Kernel011, <text:span text:style-name="T3">"Convective CD rhou0_B0*u0_B0 xi0 "</text:span>, opensbliblock00, <text:span text:style-name="T2">1</text:span>, iteration_range_11_block0,</text:p>
      <text:p text:style-name="P1">ops_arg_dat(wk16_B0, <text:span text:style-name="T2">1</text:span>, stencil_0_01, <text:span text:style-name="T3">"double"</text:span>, OPS_READ),</text:p>
      <text:p text:style-name="P1">ops_arg_dat(wk6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2_block0[] = {<text:span text:style-name="T2">0</text:span>, block0np0};</text:p>
      <text:p text:style-name="P1">ops_par_loop(opensbliblock00Kernel012, <text:span text:style-name="T3">"Convective CD rhoE_B0 xi0 "</text:span>, opensbliblock00, <text:span text:style-name="T2">1</text:span>, iteration_range_12_block0,</text:p>
      <text:p text:style-name="P1">ops_arg_dat(rhoE_B0, <text:span text:style-name="T2">1</text:span>, stencil_0_01, <text:span text:style-name="T3">"double"</text:span>, OPS_READ),</text:p>
      <text:p text:style-name="P1">ops_arg_dat(wk7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4_block0[] = {<text:span text:style-name="T2">0</text:span>, block0np0};</text:p>
      <text:p text:style-name="P1">ops_par_loop(opensbliblock00Kernel014, <text:span text:style-name="T3">"Convective CD p_B0*u0_B0 xi0 "</text:span>, opensbliblock00, <text:span text:style-name="T2">1</text:span>, iteration_range_14_block0,</text:p>
      <text:p text:style-name="P1">ops_arg_dat(wk17_B0, <text:span text:style-name="T2">1</text:span>, stencil_0_01, <text:span text:style-name="T3">"double"</text:span>, OPS_READ),</text:p>
      <text:p text:style-name="P1">ops_arg_dat(wk8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5_block0[] = {<text:span text:style-name="T2">0</text:span>, block0np0};</text:p>
      <text:p text:style-name="P1">ops_par_loop(opensbliblock00Kernel015, <text:span text:style-name="T3">"Convective CD p_B0 xi0 "</text:span>, opensbliblock00, <text:span text:style-name="T2">1</text:span>, iteration_range_15_block0,</text:p>
      <text:p text:style-name="P1">ops_arg_dat(p_B0, <text:span text:style-name="T2">1</text:span>, stencil_0_01, <text:span text:style-name="T3">"double"</text:span>, OPS_READ),</text:p>
      <text:p text:style-name="P1">ops_arg_dat(wk9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6_block0[] = {<text:span text:style-name="T2">0</text:span>, block0np0};</text:p>
      <text:p text:style-name="P1">ops_par_loop(opensbliblock00Kernel016, <text:span text:style-name="T3">"Convective CD rho_B0 xi0 "</text:span>, opensbliblock00, <text:span text:style-name="T2">1</text:span>, iteration_range_16_block0,</text:p>
      <text:p text:style-name="P1">ops_arg_dat(rho_B0, <text:span text:style-name="T2">1</text:span>, stencil_0_01, <text:span text:style-name="T3">"double"</text:span>, OPS_READ),</text:p>
      <text:p text:style-name="P1">ops_arg_dat(wk10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7_block0[] = {<text:span text:style-name="T2">0</text:span>, block0np0};</text:p>
      <text:p text:style-name="P1">ops_par_loop(opensbliblock00Kernel017, <text:span text:style-name="T3">"Convective CD rhou0_B0 xi0 "</text:span>, opensbliblock00, <text:span text:style-name="T2">1</text:span>, iteration_range_17_block0,</text:p>
      <text:p text:style-name="P1">ops_arg_dat(rhou0_B0, <text:span text:style-name="T2">1</text:span>, stencil_0_01, <text:span text:style-name="T3">"double"</text:span>, OPS_READ),</text:p>
      <text:p text:style-name="P1">ops_arg_dat(wk11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18_block0[] = {<text:span text:style-name="T2">0</text:span>, block0np0};</text:p>
      <text:p text:style-name="P1">ops_par_loop(opensbliblock00Kernel018, <text:span text:style-name="T3">"Convective CD u0_B0 xi0 "</text:span>, opensbliblock00, <text:span text:style-name="T2">1</text:span>, iteration_range_18_block0,</text:p>
      <text:p text:style-name="P1">ops_arg_dat(u0_B0, <text:span text:style-name="T2">1</text:span>, stencil_0_01, <text:span text:style-name="T3">"double"</text:span>, OPS_READ),</text:p>
      <text:p text:style-name="P1">ops_arg_dat(wk12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20_block0[] = {<text:span text:style-name="T2">0</text:span>, block0np0};</text:p>
      <text:p text:style-name="P1">ops_par_loop(opensbliblock00Kernel020, <text:span text:style-name="T3">"Convective CD tau00_B0 xi0 "</text:span>, opensbliblock00, <text:span text:style-name="T2">1</text:span>, iteration_range_20_block0,</text:p>
      <text:p text:style-name="P1"><text:soft-page-break/>ops_arg_dat(tau00_B0, <text:span text:style-name="T2">1</text:span>, stencil_0_01, <text:span text:style-name="T3">"double"</text:span>, OPS_READ),</text:p>
      <text:p text:style-name="P1">ops_arg_dat(wk13_B0, <text:span text:style-name="T2">1</text:span>, stencil_0_00, <text:span text:style-name="T3">"double"</text:span>, OPS_WRITE),</text:p>
      <text:p text:style-name="P1">ops_arg_idx());</text:p>
      <text:p text:style-name="P6"/>
      <text:p text:style-name="P1"><text:span text:style-name="T1">int</text:span> iteration_range_21_block0[] = {<text:span text:style-name="T2">0</text:span>, block0np0};</text:p>
      <text:p text:style-name="P1">ops_par_loop(opensbliblock00Kernel021, <text:span text:style-name="T3">"Convective residual "</text:span>, opensbliblock00, <text:span text:style-name="T2">1</text:span>, iteration_range_21_block0,</text:p>
      <text:p text:style-name="P1">ops_arg_dat(wk5_B0, <text:span text:style-name="T2">1</text:span>, stencil_0_00, <text:span text:style-name="T3">"double"</text:span>, OPS_READ),</text:p>
      <text:p text:style-name="P1">ops_arg_dat(rhou0_B0, <text:span text:style-name="T2">1</text:span>, stencil_0_00, <text:span text:style-name="T3">"double"</text:span>, OPS_READ),</text:p>
      <text:p text:style-name="P1">ops_arg_dat(wk3_B0, <text:span text:style-name="T2">1</text:span>, stencil_0_00, <text:span text:style-name="T3">"double"</text:span>, OPS_READ),</text:p>
      <text:p text:style-name="P1">ops_arg_dat(rhoE_B0, <text:span text:style-name="T2">1</text:span>, stencil_0_00, <text:span text:style-name="T3">"double"</text:span>, OPS_READ),</text:p>
      <text:p text:style-name="P1">ops_arg_dat(wk11_B0, <text:span text:style-name="T2">1</text:span>, stencil_0_00, <text:span text:style-name="T3">"double"</text:span>, OPS_READ),</text:p>
      <text:p text:style-name="P1">ops_arg_dat(wk13_B0, <text:span text:style-name="T2">1</text:span>, stencil_0_00, <text:span text:style-name="T3">"double"</text:span>, OPS_READ),</text:p>
      <text:p text:style-name="P1">ops_arg_dat(wk6_B0, <text:span text:style-name="T2">1</text:span>, stencil_0_00, <text:span text:style-name="T3">"double"</text:span>, OPS_READ),</text:p>
      <text:p text:style-name="P1">ops_arg_dat(tau00_B0, <text:span text:style-name="T2">1</text:span>, stencil_0_00, <text:span text:style-name="T3">"double"</text:span>, OPS_READ),</text:p>
      <text:p text:style-name="P1">ops_arg_dat(rho_B0, <text:span text:style-name="T2">1</text:span>, stencil_0_00, <text:span text:style-name="T3">"double"</text:span>, OPS_READ),</text:p>
      <text:p text:style-name="P1">ops_arg_dat(wk10_B0, <text:span text:style-name="T2">1</text:span>, stencil_0_00, <text:span text:style-name="T3">"double"</text:span>, OPS_READ),</text:p>
      <text:p text:style-name="P1">ops_arg_dat(u0_B0, <text:span text:style-name="T2">1</text:span>, stencil_0_00, <text:span text:style-name="T3">"double"</text:span>, OPS_READ),</text:p>
      <text:p text:style-name="P1">ops_arg_dat(wk12_B0, <text:span text:style-name="T2">1</text:span>, stencil_0_00, <text:span text:style-name="T3">"double"</text:span>, OPS_READ),</text:p>
      <text:p text:style-name="P1">ops_arg_dat(wk7_B0, <text:span text:style-name="T2">1</text:span>, stencil_0_00, <text:span text:style-name="T3">"double"</text:span>, OPS_READ),</text:p>
      <text:p text:style-name="P1">ops_arg_dat(wk4_B0, <text:span text:style-name="T2">1</text:span>, stencil_0_00, <text:span text:style-name="T3">"double"</text:span>, OPS_READ),</text:p>
      <text:p text:style-name="P1">ops_arg_dat(wk8_B0, <text:span text:style-name="T2">1</text:span>, stencil_0_00, <text:span text:style-name="T3">"double"</text:span>, OPS_READ),</text:p>
      <text:p text:style-name="P1">ops_arg_dat(wk9_B0, <text:span text:style-name="T2">1</text:span>, stencil_0_00, <text:span text:style-name="T3">"double"</text:span>, OPS_READ),</text:p>
      <text:p text:style-name="P1">ops_arg_dat(Residual0_B0, <text:span text:style-name="T2">1</text:span>, stencil_0_00, <text:span text:style-name="T3">"double"</text:span>, OPS_WRITE),</text:p>
      <text:p text:style-name="P1">ops_arg_dat(Residual1_B0, <text:span text:style-name="T2">1</text:span>, stencil_0_00, <text:span text:style-name="T3">"double"</text:span>, OPS_WRITE),</text:p>
      <text:p text:style-name="P1">ops_arg_dat(Residual2_B0, <text:span text:style-name="T2">1</text:span>, stencil_0_00, <text:span text:style-name="T3">"double"</text:span>, OPS_WRITE));</text:p>
      <text:p text:style-name="P6"/>
      <text:p text:style-name="P1"><text:span text:style-name="T1">int</text:span> iteration_range_30_block0[] = {<text:span text:style-name="T2">0</text:span>, block0np0};</text:p>
      <text:p text:style-name="P1">ops_par_loop(opensbliblock00Kernel030, <text:span text:style-name="T3">"Temporal solution advancement"</text:span>, opensbliblock00, <text:span text:style-name="T2">1</text:span>, iteration_range_30_block0,</text:p>
      <text:p text:style-name="P1">ops_arg_dat(Residual1_B0, <text:span text:style-name="T2">1</text:span>, stencil_0_00, <text:span text:style-name="T3">"double"</text:span>, OPS_READ),</text:p>
      <text:p text:style-name="P1">ops_arg_dat(Residual2_B0, <text:span text:style-name="T2">1</text:span>, stencil_0_00, <text:span text:style-name="T3">"double"</text:span>, OPS_READ),</text:p>
      <text:p text:style-name="P1">ops_arg_dat(Residual0_B0, <text:span text:style-name="T2">1</text:span>, stencil_0_00, <text:span text:style-name="T3">"double"</text:span>, OPS_READ),</text:p>
      <text:p text:style-name="P1">ops_arg_dat(tempRK_rho_B0, <text:span text:style-name="T2">1</text:span>, stencil_0_00, <text:span text:style-name="T3">"double"</text:span>, OPS_RW),</text:p>
      <text:p text:style-name="P1">ops_arg_dat(tempRK_rhoE_B0, <text:span text:style-name="T2">1</text:span>, stencil_0_00, <text:span text:style-name="T3">"double"</text:span>, OPS_RW),</text:p>
      <text:p text:style-name="P1">ops_arg_dat(rho_B0, <text:span text:style-name="T2">1</text:span>, stencil_0_00, <text:span text:style-name="T3">"double"</text:span>, OPS_RW),</text:p>
      <text:p text:style-name="P1">ops_arg_dat(rhou0_B0, <text:span text:style-name="T2">1</text:span>, stencil_0_00, <text:span text:style-name="T3">"double"</text:span>, OPS_RW),</text:p>
      <text:p text:style-name="P1">ops_arg_dat(tempRK_rhou0_B0, <text:span text:style-name="T2">1</text:span>, stencil_0_00, <text:span text:style-name="T3">"double"</text:span>, OPS_RW),</text:p>
      <text:p text:style-name="P1">ops_arg_dat(rhoE_B0, <text:span text:style-name="T2">1</text:span>, stencil_0_00, <text:span text:style-name="T3">"double"</text:span>, OPS_RW),</text:p>
      <text:p text:style-name="P1">ops_arg_gbl(&amp;rkB[stage], <text:span text:style-name="T2">1</text:span>, <text:span text:style-name="T3">"double"</text:span>, OPS_READ),</text:p>
      <text:p text:style-name="P1">ops_arg_gbl(&amp;rkA[stage], <text:span text:style-name="T2">1</text:span>, <text:span text:style-name="T3">"double"</text:span>, OPS_READ));</text:p>
      <text:p text:style-name="P6"/>
      <text:p text:style-name="P1"><text:span text:style-name="T1">int</text:span> iteration_range_22_block0[] = {-<text:span text:style-name="T2">3</text:span>, <text:span text:style-name="T2">1</text:span>};</text:p>
      <text:p text:style-name="P1">ops_par_loop(opensbliblock00Kernel022, <text:span text:style-name="T3">"Dirichlet boundary dir0 side0"</text:span>, opensbliblock00, <text:span text:style-name="T2">1</text:span>, iteration_range_22_block0,</text:p>
      <text:p text:style-name="P1">ops_arg_dat(rho_B0, <text:span text:style-name="T2">1</text:span>, stencil_0_00, <text:span text:style-name="T3">"double"</text:span>, OPS_WRITE),</text:p>
      <text:p text:style-name="P1">ops_arg_dat(rhou0_B0, <text:span text:style-name="T2">1</text:span>, stencil_0_00, <text:span text:style-name="T3">"double"</text:span>, OPS_WRITE),</text:p>
      <text:p text:style-name="P1">ops_arg_dat(rhoE_B0, <text:span text:style-name="T2">1</text:span>, stencil_0_00, <text:span text:style-name="T3">"double"</text:span>, OPS_WRITE));</text:p>
      <text:p text:style-name="P6"/>
      <text:p text:style-name="P1"><text:span text:style-name="T1">int</text:span> iteration_range_23_block0[] = {block0np0 - <text:span text:style-name="T2">1</text:span>, block0np0 + <text:span text:style-name="T2">4</text:span>};</text:p>
      <text:p text:style-name="P1">ops_par_loop(opensbliblock00Kernel023, <text:span text:style-name="T3">"Dirichlet boundary dir0 side1"</text:span>, opensbliblock00, <text:span text:style-name="T2">1</text:span>, iteration_range_23_block0,</text:p>
      <text:p text:style-name="P1">ops_arg_dat(rho_B0, <text:span text:style-name="T2">1</text:span>, stencil_0_00, <text:span text:style-name="T3">"double"</text:span>, OPS_WRITE),</text:p>
      <text:p text:style-name="P1">ops_arg_dat(rhou0_B0, <text:span text:style-name="T2">1</text:span>, stencil_0_00, <text:span text:style-name="T3">"double"</text:span>, OPS_WRITE),</text:p>
      <text:p text:style-name="P1">ops_arg_dat(rhoE_B0, <text:span text:style-name="T2">1</text:span>, stencil_0_00, <text:span text:style-name="T3">"double"</text:span>, OPS_WRITE));</text:p>
      <text:p text:style-name="P6"/>
      <text:p text:style-name="P1">}</text:p>
      <text:p text:style-name="P1"><text:span text:style-name="T1">int</text:span> iteration_range_27_block0[] = {-<text:span text:style-name="T2">3</text:span>, block0np0 + <text:span text:style-name="T2">4</text:span>};</text:p>
      <text:p text:style-name="P1">ops_par_loop(opensbliblock00Kernel027, <text:span text:style-name="T3">"User kernel: Constituent Relations evaluation"</text:span>, opensbliblock00, <text:span text:style-name="T2">1</text:span>, iteration_range_27_block0,</text:p>
      <text:p text:style-name="P1">ops_arg_dat(rho_B0, <text:span text:style-name="T2">1</text:span>, stencil_0_00, <text:span text:style-name="T3">"double"</text:span>, OPS_READ),</text:p>
      <text:p text:style-name="P1">ops_arg_dat(rhou0_B0, <text:span text:style-name="T2">1</text:span>, stencil_0_00, <text:span text:style-name="T3">"double"</text:span>, OPS_READ),</text:p>
      <text:p text:style-name="P1">ops_arg_dat(rhoE_B0, <text:span text:style-name="T2">1</text:span>, stencil_0_00, <text:span text:style-name="T3">"double"</text:span>, OPS_READ),</text:p>
      <text:p text:style-name="P1">ops_arg_dat(Mach_sensor_B0, <text:span text:style-name="T2">1</text:span>, stencil_0_00, <text:span text:style-name="T3">"double"</text:span>, OPS_WRITE),</text:p>
      <text:p text:style-name="P1">ops_arg_dat(u0_B0, <text:span text:style-name="T2">1</text:span>, stencil_0_00, <text:span text:style-name="T3">"double"</text:span>, OPS_WRITE),</text:p>
      <text:p text:style-name="P1"><text:soft-page-break/>ops_arg_dat(a_B0, <text:span text:style-name="T2">1</text:span>, stencil_0_00, <text:span text:style-name="T3">"double"</text:span>, OPS_WRITE),</text:p>
      <text:p text:style-name="P1">ops_arg_dat(p_B0, <text:span text:style-name="T2">1</text:span>, stencil_0_00, <text:span text:style-name="T3">"double"</text:span>, OPS_RW));</text:p>
      <text:p text:style-name="P6"/>
      <text:p text:style-name="P1"><text:span text:style-name="T1">int</text:span> iteration_range_28_block0[] = {-<text:span text:style-name="T2">1</text:span>, block0np0 + <text:span text:style-name="T2">1</text:span>};</text:p>
      <text:p text:style-name="P1">ops_par_loop(opensbliblock00Kernel028, <text:span text:style-name="T3">"User kernel: WENO reconstruction direction 0"</text:span>, opensbliblock00, <text:span text:style-name="T2">1</text:span>, iteration_range_28_block0,</text:p>
      <text:p text:style-name="P1">ops_arg_dat(rhoE_B0, <text:span text:style-name="T2">1</text:span>, stencil_0_04, <text:span text:style-name="T3">"double"</text:span>, OPS_READ),</text:p>
      <text:p text:style-name="P1">ops_arg_dat(p_B0, <text:span text:style-name="T2">1</text:span>, stencil_0_04, <text:span text:style-name="T3">"double"</text:span>, OPS_READ),</text:p>
      <text:p text:style-name="P1">ops_arg_dat(rho_B0, <text:span text:style-name="T2">1</text:span>, stencil_0_04, <text:span text:style-name="T3">"double"</text:span>, OPS_READ),</text:p>
      <text:p text:style-name="P1">ops_arg_dat(rhou0_B0, <text:span text:style-name="T2">1</text:span>, stencil_0_04, <text:span text:style-name="T3">"double"</text:span>, OPS_READ),</text:p>
      <text:p text:style-name="P1">ops_arg_dat(u0_B0, <text:span text:style-name="T2">1</text:span>, stencil_0_04, <text:span text:style-name="T3">"double"</text:span>, OPS_READ),</text:p>
      <text:p text:style-name="P1">ops_arg_dat(a_B0, <text:span text:style-name="T2">1</text:span>, stencil_0_04, <text:span text:style-name="T3">"double"</text:span>, OPS_READ),</text:p>
      <text:p text:style-name="P1">ops_arg_dat(wk0_B0, <text:span text:style-name="T2">1</text:span>, stencil_0_00, <text:span text:style-name="T3">"double"</text:span>, OPS_WRITE),</text:p>
      <text:p text:style-name="P1">ops_arg_dat(wk2_B0, <text:span text:style-name="T2">1</text:span>, stencil_0_00, <text:span text:style-name="T3">"double"</text:span>, OPS_WRITE),</text:p>
      <text:p text:style-name="P1">ops_arg_dat(wk1_B0, <text:span text:style-name="T2">1</text:span>, stencil_0_00, <text:span text:style-name="T3">"double"</text:span>, OPS_WRITE));</text:p>
      <text:p text:style-name="P6"/>
      <text:p text:style-name="P1"><text:span text:style-name="T1">int</text:span> iteration_range_29_block0[] = {<text:span text:style-name="T2">0</text:span>, block0np0};</text:p>
      <text:p text:style-name="P1">ops_par_loop(opensbliblock00Kernel029, <text:span text:style-name="T3">"User kernel: Non-linear filter application"</text:span>, opensbliblock00, <text:span text:style-name="T2">1</text:span>, iteration_range_29_block0,</text:p>
      <text:p text:style-name="P1">ops_arg_dat(wk0_B0, <text:span text:style-name="T2">1</text:span>, stencil_0_05, <text:span text:style-name="T3">"double"</text:span>, OPS_READ),</text:p>
      <text:p text:style-name="P1">ops_arg_dat(Mach_sensor_B0, <text:span text:style-name="T2">1</text:span>, stencil_0_00, <text:span text:style-name="T3">"double"</text:span>, OPS_READ),</text:p>
      <text:p text:style-name="P1">ops_arg_dat(wk2_B0, <text:span text:style-name="T2">1</text:span>, stencil_0_05, <text:span text:style-name="T3">"double"</text:span>, OPS_READ),</text:p>
      <text:p text:style-name="P1">ops_arg_dat(wk1_B0, <text:span text:style-name="T2">1</text:span>, stencil_0_05, <text:span text:style-name="T3">"double"</text:span>, OPS_READ),</text:p>
      <text:p text:style-name="P1">ops_arg_dat(rho_B0, <text:span text:style-name="T2">1</text:span>, stencil_0_00, <text:span text:style-name="T3">"double"</text:span>, OPS_RW),</text:p>
      <text:p text:style-name="P1">ops_arg_dat(rhou0_B0, <text:span text:style-name="T2">1</text:span>, stencil_0_00, <text:span text:style-name="T3">"double"</text:span>, OPS_RW),</text:p>
      <text:p text:style-name="P1">ops_arg_dat(rhoE_B0, <text:span text:style-name="T2">1</text:span>, stencil_0_00, <text:span text:style-name="T3">"double"</text:span>, OPS_RW),</text:p>
      <text:p text:style-name="P1">ops_arg_idx());</text:p>
      <text:p text:style-name="P6"/>
      <text:p text:style-name="P1">}</text:p>
      <text:p text:style-name="P1"><text:span text:style-name="T1">double</text:span> cpu_end0, elapsed_end0;</text:p>
      <text:p text:style-name="P1">ops_timers(&amp;cpu_end0, &amp;elapsed_end0);</text:p>
      <text:p text:style-name="P1">ops_printf(<text:span text:style-name="T3">"\nTimings are:\n"</text:span>);</text:p>
      <text:p text:style-name="P1">ops_printf(<text:span text:style-name="T3">"-----------------------------------------\n"</text:span>);</text:p>
      <text:p text:style-name="P1">ops_printf(<text:span text:style-name="T3">"Total Wall time %lf\n"</text:span>,elapsed_end0-elapsed_start0);</text:p>
      <text:p text:style-name="P1"><text:span text:style-name="T1">char</text:span> name0[<text:span text:style-name="T2">80</text:span>];</text:p>
      <text:p text:style-name="P1">sprintf(name0, <text:span text:style-name="T3">"opensbli_output.h5"</text:span>);</text:p>
      <text:p text:style-name="P1">ops_fetch_block_hdf5_file(opensbliblock00, name0);</text:p>
      <text:p text:style-name="P1">ops_fetch_dat_hdf5_file(rho_B0, name0);</text:p>
      <text:p text:style-name="P1">ops_fetch_dat_hdf5_file(rhou0_B0, name0);</text:p>
      <text:p text:style-name="P1">ops_fetch_dat_hdf5_file(rhoE_B0, name0);</text:p>
      <text:p text:style-name="P1">ops_fetch_dat_hdf5_file(x0_B0, name0);</text:p>
      <text:p text:style-name="P1">ops_exit();</text:p>
      <text:p text:style-name="P9">//Main program end </text:p>
      <text:p text:style-name="P1">}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2:57:00.305386470</meta:creation-date>
    <dc:date>2023-09-06T12:59:22.153687439</dc:date>
    <meta:editing-duration>PT44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6" meta:paragraph-count="320" meta:word-count="1416" meta:character-count="15178" meta:non-whitespace-character-count="14078"/>
  </office:meta>
</office:document-meta>
</file>